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Georgia" svg:font-family="Georgia" style:font-family-generic="roman" style:font-pitch="variable" svg:panose-1="2 4 5 2 5 4 5 2 3 3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Georgia" fo:color="#444444"/>
    </style:style>
    <style:style style:name="T3" style:parent-style-name="apple-converted-space" style:family="text">
      <style:text-properties style:font-name="Georgia" fo:color="#444444"/>
    </style:style>
    <style:style style:name="T4" style:parent-style-name="Accentuation" style:family="text">
      <style:text-properties style:font-name="Georgia" fo:font-weight="bold" style:font-weight-asian="bold" style:font-weight-complex="bold" fo:color="#444444"/>
    </style:style>
    <style:style style:name="T5" style:parent-style-name="apple-converted-space" style:family="text">
      <style:text-properties style:font-name="Georgia" fo:color="#444444"/>
    </style:style>
    <style:style style:name="T6" style:parent-style-name="Policepardéfaut" style:family="text">
      <style:text-properties style:font-name="Georgia" fo:color="#444444"/>
    </style:style>
    <style:style style:name="P7" style:parent-style-name="Normal" style:family="paragraph">
      <style:text-properties style:font-name="Georgia"/>
    </style:style>
    <style:style style:name="P8" style:parent-style-name="Normal" style:family="paragraph">
      <style:text-properties style:font-name="Georgia"/>
    </style:style>
    <style:style style:name="T9" style:parent-style-name="Policepardéfaut" style:family="text">
      <style:text-properties style:font-name="Georgia"/>
    </style:style>
  </office:automatic-styles>
  <office:body>
    <office:text text:use-soft-page-breaks="true">
      <text:p text:style-name="P1"><text:span text:style-name="T2">Classe</text:span><text:span text:style-name="T3"> </text:span><text:span text:style-name="T4">Ext.form.Panel</text:span><text:span text:style-name="T5"> </text:span><text:span text:style-name="T6">qui sert à créer des formulaires.</text:span></text:p>
      <text:p text:style-name="P7">SCSS (Sassy CSS) est une syntaxe de SASS, qui vous permet d'ajouter des règles imbriquées, variables et mixins à votre code de conception. Ces nouveaux ajouts sont ensuite traités et converties en fichiers CSS traditionnels pour la consommation de votre application.</text:p>
      <text:p text:style-name="P8"/>
      <text:p text:style-name="Normal"><text:span text:style-name="T9">sencha -sdk C:/Sencha/ext-6.0.0 generate app Adam d:/ex/sam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Georgia" svg:font-family="Georgia" style:font-family-generic="roman" style:font-pitch="variable" svg:panose-1="2 4 5 2 5 4 5 2 3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Times New Roman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4" style:display-name="Titre 4" style:family="paragraph" style:parent-style-name="Normal" style:default-outline-level="4">
      <style:paragraph-properties fo:margin-top="0.0694in" fo:margin-bottom="0.0694in" fo:line-height="100%"/>
      <style:text-properties style:font-name-asian="Times New Roman" style:font-name-complex="Times New Roman" fo:font-weight="bold" style:font-weight-asian="bold" style:font-weight-complex="bold" style:language-asian="fr" style:country-asian="FR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color="#243F60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4Car" style:display-name="Titre 4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itre5Car" style:display-name="Titre 5 Car" style:family="text" style:parent-style-name="Policepardéfaut">
      <style:text-properties style:font-name="Cambria" style:font-name-asian="Times New Roman" style:font-name-complex="Times New Roman" fo:color="#243F60" fo:font-size="12pt" style:font-size-asian="12pt" style:font-size-complex="12pt"/>
    </style:style>
    <style:style style:name="apple-converted-space" style:display-name="apple-converted-space" style:family="text" style:parent-style-name="Policepardéfaut"/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4" style:num-format=""/>
      <text:outline-level-style text:level="5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amir</meta:initial-creator>
    <dc:creator>Samir</dc:creator>
    <meta:creation-date>2016-10-22T19:27:00Z</meta:creation-date>
    <dc:date>2016-10-22T19:55:00Z</dc:date>
    <meta:template xlink:href="Normal.dotm" xlink:type="simple"/>
    <meta:editing-cycles>2</meta:editing-cycles>
    <meta:editing-duration>PT1680S</meta:editing-duration>
    <meta:document-statistic meta:page-count="1" meta:paragraph-count="1" meta:word-count="59" meta:character-count="383" meta:row-count="2" meta:non-whitespace-character-count="325"/>
  </office:meta>
</office:document-meta>
</file>